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3.794cm" fo:min-width="8.082cm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2.08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2.665cm"/>
    </style:style>
    <style:style style:name="gr4" style:family="graphic" style:parent-style-name="objectwithoutfill">
      <style:graphic-properties svg:stroke-width="0.247cm" svg:stroke-color="#000000" draw:marker-start-width="0.57cm" draw:marker-end-width="0.57cm" draw:fill="none" draw:textarea-vertical-align="middle" fo:padding-top="0.248cm" fo:padding-bottom="0.248cm" fo:padding-left="0.373cm" fo:padding-right="0.373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3cm" fo:min-width="1.4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1.3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1.2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365cm" fo:min-width="0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269cm" fo:min-width="3.082cm" fo:padding-top="0.134cm" fo:padding-bottom="0.134cm" fo:padding-left="0.259cm" fo:padding-right="0.259cm"/>
    </style:style>
    <style:style style:name="gr11" style:family="graphic" style:parent-style-name="objectwithoutfill">
      <style:graphic-properties draw:stroke="dash" draw:stroke-dash="Dashed_20__28_var_29_" svg:stroke-width="0.028cm" draw:marker-start-width="0.242cm" draw:marker-end="Short_20_line_20_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1.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cm" fo:min-width="2.1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8cm" fo:min-width="4.409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617cm" fo:min-width="0.367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401cm" fo:min-width="0.151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.185cm" fo:min-width="0cm"/>
    </style:style>
    <style:style style:name="gr18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style:font-name="Arial" fo:font-size="16pt" style:font-size-asian="16pt" style:font-size-complex="16pt"/>
    </style:style>
    <style:style style:name="P3" style:family="paragraph">
      <loext:graphic-properties draw:fill="none" draw:fill-color="#ffffff"/>
      <style:text-properties style:font-name="Arial"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style:font-name="Arial" fo:font-size="16pt" style:font-size-asian="12pt" style:font-size-complex="12pt"/>
    </style:style>
    <style:style style:name="P7" style:family="paragraph">
      <loext:graphic-properties draw:fill="none" draw:fill-color="#ffffff"/>
      <style:text-properties style:font-name="Arial" fo:font-size="16pt" style:font-size-asian="12pt" style:font-size-complex="12pt"/>
    </style:style>
    <style:style style:name="P8" style:family="paragraph">
      <style:paragraph-properties fo:text-align="start"/>
      <style:text-properties style:font-name="Arial"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start"/>
      <style:text-properties style:font-name="Arial" fo:font-size="16pt" fo:background-color="#ffffff" style:font-size-asian="16pt" style:font-size-complex="16pt"/>
    </style:style>
    <style:style style:name="P10" style:family="paragraph">
      <style:text-properties style:font-name="Arial" fo:font-size="16pt" fo:background-color="#ffffff" style:font-size-asian="12pt" style:font-size-complex="12pt"/>
    </style:style>
    <style:style style:name="P11" style:family="paragraph">
      <loext:graphic-properties draw:fill="none" draw:fill-color="#ffffff"/>
      <style:text-properties style:font-name="Arial" fo:font-size="16pt" fo:background-color="#ffffff" style:font-size-asian="12pt" style:font-size-complex="12pt"/>
    </style:style>
    <style:style style:name="P12" style:family="paragraph">
      <loext:graphic-properties draw:fill-color="#ffffff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name="Arial" fo:background-color="#fffff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8.6cm" svg:height="4.062cm" svg:x="8.2cm" svg:y="6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4cm" svg:height="0.878cm" svg:x="8cm" svg:y="5.926cm">
          <draw:text-box>
            <text:p text:style-name="P2">Decentralized Web Application</text:p>
          </draw:text-box>
        </draw:frame>
        <draw:frame draw:style-name="gr3" draw:text-style-name="P3" draw:layer="layout" svg:width="4.093cm" svg:height="0.878cm" svg:x="20.307cm" svg:y="7.2cm">
          <draw:text-box>
            <text:p text:style-name="P2">Patient’s pods</text:p>
          </draw:text-box>
        </draw:frame>
        <draw:g xml:id="id1" draw:id="id1">
          <draw:path draw:style-name="gr4" draw:text-style-name="P4" draw:layer="layout" svg:width="2.98cm" svg:height="0.605cm" draw:transform="skewX (-0.00349065850398866) rotate (-1.54130026243619) translate (15.9481770273573cm 7.46255131690248cm)" svg:viewBox="0 0 2981 606" svg:d="M0 519c872-721 1941-690 2981 87">
            <text:p/>
          </draw:path>
          <draw:custom-shape draw:style-name="gr5" draw:text-style-name="P5" draw:layer="layout" svg:width="0.617cm" svg:height="0.599cm" draw:transform="rotate (-1.5704472609445) translate (15.759cm 7.16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draw:layer="layout" svg:width="0.618cm" svg:height="0.599cm" draw:transform="rotate (-1.5704472609445) translate (16.28cm 8.66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draw:layer="layout" svg:width="0.617cm" svg:height="0.599cm" draw:transform="rotate (-1.5704472609445) translate (15.754cm 10.15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6" draw:text-style-name="P7" draw:layer="layout" svg:width="2.6cm" svg:height="0.878cm" svg:x="13.3cm" svg:y="8.507cm">
          <draw:text-box>
            <text:p text:style-name="P6"><text:span text:style-name="T1">Doctor</text:span><text:span text:style-name="T1">s</text:span></text:p>
          </draw:text-box>
        </draw:frame>
        <draw:frame draw:style-name="gr7" draw:text-style-name="P7" draw:layer="layout" svg:width="2.4cm" svg:height="0.878cm" svg:x="12.9cm" svg:y="10.025cm">
          <draw:text-box>
            <text:p text:style-name="P6"><text:span text:style-name="T1">Nurses</text:span></text:p>
          </draw:text-box>
        </draw:frame>
        <draw:frame draw:style-name="gr8" draw:text-style-name="P7" draw:layer="layout" svg:width="2.2cm" svg:height="0.878cm" svg:x="13.1cm" svg:y="7.068cm">
          <draw:text-box>
            <text:p text:style-name="P6"><text:span text:style-name="T1">Clerk</text:span><text:span text:style-name="T1">s</text:span></text:p>
          </draw:text-box>
        </draw:frame>
        <draw:custom-shape draw:style-name="gr9" draw:text-style-name="P5" draw:layer="layout" svg:width="0.333cm" svg:height="0.615cm" draw:transform="rotate (-1.5706217938697) translate (12.915cm 8.803cm)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" draw:id="id2" draw:layer="layout" svg:width="3.6cm" svg:height="1.537cm" svg:x="20.6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line" svg:x1="16.28cm" svg:y1="8.969cm" svg:x2="20.6cm" svg:y2="8.969cm" draw:start-shape="id1" draw:start-glue-point="1" draw:end-shape="id2" svg:d="M16280 8969h4320" svg:viewBox="0 0 4321 1">
          <text:p/>
        </draw:connector>
        <draw:frame draw:style-name="gr12" draw:text-style-name="P9" draw:layer="layout" svg:width="3.412cm" svg:height="1.505cm" svg:x="8.3cm" svg:y="8.217cm">
          <draw:text-box>
            <text:p text:style-name="P8">Esfinge<text:line-break/>Guardian</text:p>
          </draw:text-box>
        </draw:frame>
        <draw:frame draw:style-name="gr13" draw:text-style-name="P7" draw:layer="layout" svg:width="3.903cm" svg:height="1.505cm" svg:x="20.697cm" svg:y="8.217cm">
          <draw:text-box>
            <text:p text:style-name="P6"><text:span text:style-name="T1">S</text:span><text:span text:style-name="T1">e</text:span><text:span text:style-name="T1">n</text:span><text:span text:style-name="T1">s</text:span><text:span text:style-name="T1">it</text:span><text:span text:style-name="T1">i</text:span><text:span text:style-name="T1">v</text:span><text:span text:style-name="T1">e </text:span><text:span text:style-name="T1"><text:line-break/>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i</text:span><text:span text:style-name="T1">o</text:span><text:span text:style-name="T1">n</text:span></text:p>
          </draw:text-box>
        </draw:frame>
        <draw:frame draw:style-name="gr14" draw:text-style-name="P11" draw:layer="layout" svg:width="3.2cm" svg:height="0.878cm" svg:x="17cm" svg:y="8.53cm">
          <draw:text-box>
            <text:p text:style-name="P10"><text:span text:style-name="T2">authorize</text:span><text:span text:style-name="T2">d</text:span></text:p>
          </draw:text-box>
        </draw:frame>
        <draw:g>
          <draw:custom-shape draw:style-name="gr15" draw:text-style-name="P5" draw:layer="layout" svg:width="1.225cm" svg:height="1.225cm" svg:x="11.113cm" svg:y="8.3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6" draw:text-style-name="P1" draw:layer="layout" svg:width="0.919cm" svg:height="0.919cm" svg:x="11.266cm" svg:y="8.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7" draw:text-style-name="P5" draw:layer="layout" svg:width="0.613cm" svg:height="0.613cm" svg:x="11.419cm" svg:y="8.66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19:14:30.451992189</meta:creation-date>
    <dc:date>2019-02-26T20:53:19.543120644</dc:date>
    <meta:editing-duration>PT56M43S</meta:editing-duration>
    <meta:editing-cycles>13</meta:editing-cycles>
    <meta:generator>LibreOffice/6.0.7.3$Linux_X86_64 LibreOffice_project/00m0$Build-3</meta:generator>
    <meta:document-statistic meta:object-count="44"/>
  </office:meta>
</office:document-meta>
</file>